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 je m'appel Sébastien Miatti et j'ai 27 ans.</text:p>
      <text:p text:style-name="P1"><text:s/></text:p>
      <text:p text:style-name="P1">A l'heure actuelle, le propret technologique ne cesse de s'intensifier et prend une part de plus en plus importante dans nos vies.</text:p>
      <text:p text:style-name="P1">A 10ans a peine j'ai eu mon premier ordinateur HP, c'est grâce a ce contact avec l'informatique que j'ai acquis certaines notions dans l'hardware et le software, seul et aussi avec l'aide de mon cousin, ce qui a permis par le passé et qui me permet encore aujourd’hui de construire mes propres tours centrale.</text:p>
      <text:p text:style-name="P1"/>
      <text:p text:style-name="P1">Autodidacte et passionnée d'informatique, j'ai obtenu mon BAC STI génie électronique en 2010 et ensuite j'ai suivi ma 1ere années dans mon cursus d'ingénieur dans une école privée nommée Supinfo.</text:p>
      <text:p text:style-name="P1">Suite a un manque de moyens pour subvenir au frais de scolarité, ainsi qu'a des obligations plus personnelles, j'ai été contraint de continué mon apprentissage en informatique seul ainsi que de trouvé un métier dans le même domaine, qui me permettront d'acquérir une certaine expérience dans le monde professionnel.</text:p>
      <text:p text:style-name="P1"/>
      <text:p text:style-name="P1">Je souhaite donc intégré les rangs de votre entreprise afin d'une part de vous apportez mes propres compétences et d'autre part d'obtenir une formation supplémentaire a votre contact. </text:p>
      <text:p text:style-name="P1"/>
      <text:p text:style-name="P1"/>
      <text:p text:style-name="P1">rigoureux, perfectionniste : deux qualité importante dans ce secteur car l'informatique requière beaucoup de rigueurs et de propre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1T13:54:44.94</meta:creation-date>
    <dc:date>2017-11-02T23:59:51.19</dc:date>
    <meta:editing-duration>PT19M52S</meta:editing-duration>
    <meta:editing-cycles>5</meta:editing-cycles>
    <meta:generator>OpenOffice/4.0.0$Win32 OpenOffice.org_project/400m3$Build-9702</meta:generator>
    <meta:printed-by>Alain Nitenberg</meta:printed-by>
    <meta:print-date>2013-09-11T14:24:24</meta:print-date>
    <meta:document-statistic meta:table-count="0" meta:image-count="0" meta:object-count="0" meta:page-count="1" meta:paragraph-count="8" meta:word-count="210" meta:character-count="1319"/>
  </office:meta>
</office:document-meta>
</file>